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3.7cm" style:use-optimal-column-width="false"/>
    </style:style>
    <style:style style:name="co2" style:family="table-column">
      <style:table-column-properties style:column-width="3.703cm" style:use-optimal-column-width="false"/>
    </style:style>
    <style:style style:name="co3" style:family="table-column">
      <style:table-column-properties style:column-width="3.704cm" style:use-optimal-column-width="false"/>
    </style:style>
    <style:style style:name="co4" style:family="table-column">
      <style:table-column-properties style:column-width="3.71cm" style:use-optimal-column-width="false"/>
    </style:style>
    <style:style style:name="ro1" style:family="table-row">
      <style:table-row-properties style:row-height="3.419cm"/>
    </style:style>
    <style:style style:name="ro2" style:family="table-row">
      <style:table-row-properties style:row-height="2.403cm"/>
    </style:style>
    <style:style style:name="ro3" style:family="table-row">
      <style:table-row-properties style:row-height="1.394cm"/>
    </style:style>
    <style:style style:name="ce1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28pt" style:font-style-asian="normal" style:font-weight-asian="bold" style:font-family-complex="'Lohit Devanagar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6pt" style:font-style-asian="normal" style:font-weight-asian="normal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4pt" fo:text-shadow="none" style:text-underline-style="none" fo:font-weight="bold" style:letter-kerning="true" style:font-family-asian="'WenQuanYi Zen Hei Sharp'" style:font-family-generic-asian="system" style:font-pitch-asian="variable" style:font-size-asian="24pt" style:font-weight-asian="bold" style:font-family-complex="'Lohit Devanagari'" style:font-family-generic-complex="system" style:font-pitch-complex="variable" style:font-size-complex="24pt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4pt" fo:font-style="italic" fo:text-shadow="none" style:text-underline-style="none" fo:font-weight="bold" style:letter-kerning="true" style:font-family-asian="'WenQuanYi Zen Hei Sharp'" style:font-family-generic-asian="system" style:font-pitch-asian="variable" style:font-size-asian="24pt" style:font-style-asian="italic" style:font-weight-asian="bold" style:font-family-complex="'Lohit Devanagari'" style:font-family-generic-complex="system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24pt" style:font-style-asian="normal" style:font-weight-asian="bold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8pt" style:font-style-asian="normal" style:font-weight-asian="normal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ubble Sort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/>.</text:p>
          </draw:text-box>
        </draw:frame>
        <draw:frame presentation:style-name="pr3" draw:text-style-name="P1" draw:layer="layout" svg:width="24.639cm" svg:height="12.179cm" svg:x="1.4cm" svg:y="4.914cm" presentation:class="outline">
          <draw:text-box>
            <text:p><text:span text:style-name="T1"><text:s text:c="2"/></text:span><text:span text:style-name="T1"><text:tab/></text:span><text:span text:style-name="T1"><text:tab/></text:span><text:span text:style-name="T1"><text:tab/></text:span><text:span text:style-name="T2">How does the algorithm work</text:span><text:span text:style-name="T1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4.639cm" svg:height="12.179cm" svg:x="1.4cm" svg:y="4.914cm" presentation:class="outline">
          <draw:text-box>
            <text:p><text:span text:style-name="T3">This algorithm works by stepping through the list that needs to be sorted.</text:span></text:p>
            <text:p><text:span text:style-name="T3"><text:s/></text:span><text:span text:style-name="T3">It accomplishes this <text:s/>task by comparing each pair adjacent and swaps them if they are in the wrong order.</text:span></text:p>
            <text:p><text:span text:style-name="T3"><text:s/></text:span><text:span text:style-name="T3">Another way to <text:s/>think of this is by thinking of actual bubbles in a soda. They rise. </text:span></text:p>
            <text:p><text:span text:style-name="T3">The elements are <text:s/>sorted gradually to their proper location in the array. </text:span></text:p>
            <text:p><text:span text:style-name="T3">It knows when to stop when it examines </text:span><text:span text:style-name="T3"><text:tab/></text:span><text:span text:style-name="T3">the entire array and no swaps are needed meaning that that list is in proper order. </text:span></text:p>
            <text:p><text:span text:style-name="T3">The way they </text:span><text:span text:style-name="T3"><text:tab/></text:span><text:span text:style-name="T3">keep track of the swaps by using a flag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<text:line-break/>decreasing order <text:s/></text:p>
          </draw:text-box>
        </draw:frame>
        <draw:frame draw:style-name="standard" draw:layer="layout" svg:width="22.223cm" svg:height="15.44cm" svg:x="3.031cm" svg:y="4.8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1" table:default-cell-style-name="ce1">
              <table:table-cell>
                <text:p><text:span text:style-name="T4">Array at beginning: </text:span></text:p>
              </table:table-cell>
              <table:table-cell>
                <text:p>86</text:p>
              </table:table-cell>
              <table:table-cell>
                <text:p>70</text:p>
              </table:table-cell>
              <table:table-cell>
                <text:p>77</text:p>
              </table:table-cell>
              <table:table-cell>
                <text:p>88</text:p>
              </table:table-cell>
              <table:table-cell>
                <text:p>95</text:p>
              </table:table-cell>
            </table:table-row>
            <table:table-row table:style-name="ro2" table:default-cell-style-name="ce1">
              <table:table-cell>
                <text:p><text:span text:style-name="T4">After Pass #1:</text:span></text:p>
              </table:table-cell>
              <table:table-cell>
                <text:p>86</text:p>
              </table:table-cell>
              <table:table-cell>
                <text:p>77</text:p>
              </table:table-cell>
              <table:table-cell>
                <text:p>88</text:p>
              </table:table-cell>
              <table:table-cell>
                <text:p>95</text:p>
              </table:table-cell>
              <table:table-cell>
                <text:p>70</text:p>
              </table:table-cell>
            </table:table-row>
            <table:table-row table:style-name="ro2" table:default-cell-style-name="ce1">
              <table:table-cell>
                <text:p><text:span text:style-name="T4">After Pass #2:</text:span></text:p>
              </table:table-cell>
              <table:table-cell>
                <text:p>86</text:p>
              </table:table-cell>
              <table:table-cell>
                <text:p>88</text:p>
              </table:table-cell>
              <table:table-cell>
                <text:p>95</text:p>
              </table:table-cell>
              <table:table-cell>
                <text:p>77</text:p>
              </table:table-cell>
              <table:table-cell>
                <text:p>70</text:p>
              </table:table-cell>
            </table:table-row>
            <table:table-row table:style-name="ro2" table:default-cell-style-name="ce1">
              <table:table-cell>
                <text:p><text:span text:style-name="T4">After Pass #3: </text:span></text:p>
              </table:table-cell>
              <table:table-cell>
                <text:p>88</text:p>
              </table:table-cell>
              <table:table-cell>
                <text:p>95</text:p>
              </table:table-cell>
              <table:table-cell>
                <text:p>86</text:p>
              </table:table-cell>
              <table:table-cell>
                <text:p>77</text:p>
              </table:table-cell>
              <table:table-cell>
                <text:p>70</text:p>
              </table:table-cell>
            </table:table-row>
            <table:table-row table:style-name="ro1" table:default-cell-style-name="ce1">
              <table:table-cell>
                <text:p><text:span text:style-name="T4">After Pass #4: Done</text:span></text:p>
              </table:table-cell>
              <table:table-cell>
                <text:p>95</text:p>
              </table:table-cell>
              <table:table-cell>
                <text:p>88</text:p>
              </table:table-cell>
              <table:table-cell>
                <text:p>86</text:p>
              </table:table-cell>
              <table:table-cell>
                <text:p>77</text:p>
              </table:table-cell>
              <table:table-cell>
                <text:p>70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What is the running time of the algorithm ? </text:span></text:p>
          </draw:text-box>
        </draw:frame>
        <draw:frame presentation:style-name="pr3" draw:text-style-name="P5" draw:layer="layout" svg:width="24.639cm" svg:height="12.179cm" svg:x="1.4cm" svg:y="4.914cm" presentation:class="outline">
          <draw:text-box>
            <text:p text:style-name="P4"><text:span text:style-name="T5">Big O (n^2) </text:span></text:p>
            <text:p text:style-name="P4"><text:span text:style-name="T5"/></text:p>
            <text:p text:style-name="P4"><text:span text:style-name="T5">-not affected by the values in the data, </text:span></text:p>
            <text:p text:style-name="P4"><text:span text:style-name="T5">so the analysis for worst-case, best-case and average case are all the same and depend only on the for loops in the pseudo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3"><text:span text:style-name="T6">Are there any special cases that would make the algorithm </text:span><text:span text:style-name="T7">more</text:span><text:span text:style-name="T8"> efficient?</text:span></text:p>
          </draw:text-box>
        </draw:frame>
        <draw:frame presentation:style-name="pr3" draw:text-style-name="P1" draw:layer="layout" svg:width="24.639cm" svg:height="12.179cm" svg:x="1.4cm" svg:y="4.914cm" presentation:class="outline">
          <draw:text-box>
            <text:p><text:span text:style-name="T9"/></text:p>
            <text:p><text:span text:style-name="T9">the only case that would me this algorithm more efficient </text:span></text:p>
            <text:p><text:span text:style-name="T9">is if the array was already sorted or almost which makes it O(n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6"><text:span text:style-name="T10">A</text:span><text:span text:style-name="T11">re there any special cases that would make the algorithm </text:span><text:span text:style-name="T12">less</text:span><text:span text:style-name="T11"> efficient </text:span><text:span text:style-name="T11"><text:line-break/></text:span><text:span text:style-name="T11"/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No due to it being O(n^2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oes the algorithm depend on any data structures ​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No it only works with arrays by comparing two element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3">Can the algorithm run in-place, that is, without the need of extra memory? </text:span><text:span text:style-name="T13"><text:line-break/></text:span><text:span text:style-name="T13"/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Yes, it does not require extra memory just a temporary variable 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 </text:p>
          </draw:text-box>
        </draw:frame>
        <draw:frame presentation:style-name="pr3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<text:a xlink:href="http://www.cprogramming.com/tutorial/computersciencetheory/sorting1.html">http://www.cprogramming.com/tutorial/computersciencetheory/sorting1.html</text:a></text:span></text:p>
              </text:list-item>
              <text:list-item>
                <text:p><text:span text:style-name="T14">http://en.wikipedia.org/wiki/Bubble_sort</text:span></text:p>
              </text:list-item>
              <text:list-item>
                <text:p><text:span text:style-name="T14"><text:a xlink:href="http://mathbits.com/mathbits/compsci/arrays/bubble.htm">http://mathbits.com/mathbits/compsci/arrays/bubble.htm</text:a></text:span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 style:font-family-complex="'WenQuanYi Zen Hei Sharp'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o cojulun</meta:initial-creator>
    <meta:creation-date>2012-08-12T22:58:55</meta:creation-date>
    <dc:date>2012-08-13T00:17:50</dc:date>
    <dc:creator>ernesto cojulun</dc:creator>
    <meta:editing-duration>PT3M12S</meta:editing-duration>
    <meta:editing-cycles>1</meta:editing-cycles>
    <meta:generator>LibreOffice/3.5$Linux_X86_64 LibreOffice_project/165a79a-7059095-e13bb37-fef39a4-9503d18</meta:generator>
    <meta:document-statistic meta:object-count="59"/>
  </office:meta>
</office:document-meta>
</file>